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s" fo:country="UY"/>
    </style:style>
    <style:style style:name="P2" style:family="paragraph" style:parent-style-name="Standard" style:list-style-name="">
      <style:paragraph-properties fo:margin-top="0cm" fo:margin-bottom="0.353cm" fo:line-height="115%" style:text-autospace="none"/>
      <style:text-properties style:font-name="Calibri" fo:font-size="11pt" fo:language="es" fo:country="UY" style:text-underline-style="solid" style:text-underline-width="auto" style:text-underline-color="font-color" fo:font-weight="bold" style:font-name-asian="Calibri" style:font-size-asian="11pt" style:font-weight-asian="bold" style:font-name-complex="Calibri" style:font-size-complex="11pt" style:font-weight-complex="bold"/>
    </style:style>
    <style:style style:name="P3" style:family="paragraph" style:parent-style-name="Standard" style:list-style-name="">
      <style:paragraph-properties fo:margin-top="0cm" fo:margin-bottom="0.353cm" fo:line-height="115%" style:text-autospace="none"/>
      <style:text-properties style:font-name="Calibri" fo:font-size="11pt" fo:language="es" fo:country="UY" style:font-name-asian="Calibri" style:font-size-asian="11pt" style:font-name-complex="Calibri" style:font-size-complex="11pt"/>
    </style:style>
    <style:style style:name="P4" style:family="paragraph" style:parent-style-name="Standard" style:list-style-name="">
      <style:paragraph-properties fo:margin-top="0cm" fo:margin-bottom="0.353cm" fo:line-height="115%" style:text-autospace="none"/>
    </style:style>
    <style:style style:name="T1" style:family="text">
      <style:text-properties style:font-name="Calibri" fo:font-size="11pt" fo:language="none" fo:country="none" style:font-name-asian="Calibri" style:font-size-asian="11pt" style:font-name-complex="Calibri" style:font-size-complex="11pt"/>
    </style:style>
    <style:style style:name="T2" style:family="text">
      <style:text-properties style:use-window-font-color="true" style:font-name="Calibri" fo:font-size="11pt" fo:language="none" fo:country="none" style:text-underline-style="none" style:font-name-asian="Calibri" style:font-size-asian="11pt" style:font-name-complex="Calibri" style:font-size-complex="11pt"/>
    </style:style>
    <style:style style:name="T3" style:family="text">
      <style:text-properties style:use-window-font-color="true" style:font-name="Calibri" fo:font-size="11pt" style:text-underline-style="none" style:font-name-asian="Calibri" style:font-size-asian="11pt" style:font-name-complex="Calibri" style:font-size-complex="11pt"/>
    </style:style>
    <style:style style:name="T4" style:family="text">
      <style:text-properties style:use-window-font-color="true" style:font-name="Calibri" fo:font-size="11pt" fo:language="es" fo:country="UY" style:text-underline-style="none" style:font-name-asian="Calibri" style:font-size-asian="11pt" style:font-name-complex="Calibri" style:font-size-complex="11pt"/>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todologías agiles</text:p>
      <text:p text:style-name="P3"><text:span text:style-name="T5">Extreme Programming</text:span> es una disciplina para el desarrollo de software, en el cual se forma un equipo que incuye a un representante del negocio, programadores, y puede incluir testers y managers entre otros, se juntan cada uno aporta lo que puede.</text:p>
      <text:p text:style-name="P3">Las claves en extreme programming son <text:s/>saber qué se habrá terminado para la fecha y saber qué se hará luego de la misma, la planificación de la entrega y la planificación de la iteración.</text:p>
      <text:p text:style-name="P3">En la planificación de la entrega el cliente prenseta caracteristicas deseadas (requerimientos) y los programadores estiman la dificultad. Junto a la estiamción del costo y la importancia de las caracteristicas el cliente fija un plan para el proyecto.</text:p>
      <text:p text:style-name="P3">El equipo establece un rumbo cada un par de semanas en la planificación de la iteración, en cada iteración se entregaun sofware útil y se presenta lo que se deseará en las siguientes dos. Los programadores lals descomponen en tareas y estiman su costo, y el equipo se responsabiliza a terminar ciertas caracteristicas.</text:p>
      <text:p text:style-name="P4"><text:a xlink:type="simple" xlink:href="http://www.dosideas.com/noticias/metodologias/822-una-introduccion-a-extreme-programming.html"><text:span text:style-name="T4">http://www.dosideas.com/noticias/metodologias/822-una-introduccion-a-extreme-programming.html</text:span></text:a></text:p>
      <text:p text:style-name="P3"><text:span text:style-name="T5">Scrum</text:span> <text:s/>es una disipina àra el desarrolo de software en el que se realizan entregas parciales y regulares del producto final, por eso se utuliza en proyectos donde se necesitan obtener resutlados pronto, donde los requisitos son camiantes o poco definidos. </text:p>
      <text:p text:style-name="P3">Se efectua en bloques de tiempos cortos y fijos, cada iteración tiene que proporcionar un resultado completo, el proceso parte de la lista de requisitos priorizada del producto con la que se utiliza como un plan de proyecto. El cliente prioriza los requisitos y quedan repartidos en iteraciones y entregas.</text:p>
      <text:p text:style-name="P3">El primer día de la iteración se realiza una planificación de la iteración que consiste en dos partes, en la elección de requisitos y la planificación de la iteración, el equipo elabora una lista de tareas necesarias para desarollar los requisitos. Cada día el equipo realiza una reunión de sincronización donde cada miembro del equipo inspecciona el trabajo del resto contestando preguntas, diciendo qué se ha hecho desde la última reunión de sincronización y qué hará a partir de ese momento. El úlrimo día de la iteración se realiza la reunión de revisión de la misma, en donde hay dos partes, la demostración y la retrospectiva donde el equipo le presenta al cliente los requisitos completados en la iteración y el equipo analiza cómo ha sido su manera de trabajar y los problemas que pordían impedirle progresar.</text:p>
      <text:p text:style-name="P4"><text:a xlink:type="simple" xlink:href="https://proyectosagiles.org/que-es-scrum/"><text:span text:style-name="T4">https://proyectosagiles.org/que-es-scrum/</text:span></text:a></text:p>
      <text:p text:style-name="P3"><text:span text:style-name="T5">Open-up </text:span>se centra en el desarrollo rápido, el ciclo de vida de un proyecto consta de cuatro faces, el inicio, la elaboración, la construcción y transición.</text:p>
      <text:p text:style-name="P3">En el inicio o concepcion se obtiene suficiente información para confirmar lo que hará el proyecto, el objetivo de esta fase es capturar las necesidades del cliente. El propósito de la fase de elaboración es la elaboración de la arquitectura del sistema. La constucción está enfocada al diseño, implementación y prueba, por lo que su propósito es completar el desarrollo del sistema basado en la arquitectura definida. La fase de transición consiste en asegurar que el sistema sea entregado a los usuarios y evalúa la funcionalidad. </text:p>
      <text:p text:style-name="P4"><text:a xlink:type="simple" xlink:href="https://www.ecured.cu/OpenUp"><text:span text:style-name="T4">https://www.ecured.cu/OpenUp</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10-18T18:21:30.95</meta:creation-date>
    <meta:document-statistic meta:table-count="0" meta:image-count="0" meta:object-count="0" meta:page-count="1" meta:paragraph-count="13" meta:word-count="511" meta:character-count="3250"/>
    <dc:date>2016-10-18T18:23:30.02</dc:date>
    <dc:creator>Giuliana María Esquibel</dc:creator>
    <meta:editing-duration>PT2M1S</meta:editing-duration>
    <meta:editing-cycles>1</meta:editing-cycles>
    <meta:generator>OpenOffice/4.0.1$Win32 OpenOffice.org_project/401m5$Build-9714</meta:generator>
  </office:meta>
</office:document-meta>
</file>